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9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3.3992in">
            <draw:object draw:notify-on-update-of-ranges="Sheet1.A8:Sheet1.A14 Sheet1.B8:Sheet1.B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76in" svg:height="3.5382in" svg:x="0.0878in" svg:y="7.1807in">
            <draw:object draw:notify-on-update-of-ranges="Sheet1.E8:Sheet1.E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>
            <text:p>Number of Slots</text:p>
          </table:table-cell>
          <table:table-cell office:value-type="string">
            <text:p>Deadlocks</text:p>
          </table:table-cell>
          <table:table-cell/>
          <table:table-cell office:value-type="string">
            <text:p>Number of Consumers </text:p>
          </table:table-cell>
          <table:table-cell office:value-type="string">
            <text:p>Deadlock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6:57:07.27</meta:creation-date>
    <dc:date>2012-10-25T17:37:39.06</dc:date>
    <meta:editing-duration>PT9M50S</meta:editing-duration>
    <meta:editing-cycles>1</meta:editing-cycles>
    <meta:document-statistic meta:table-count="1" meta:cell-count="28" meta:object-count="2"/>
    <meta:generator>LibreOffice/3.6$Windows_x86 LibreOffice_project/e29a214-2bbed72-0621de6-a97528c-8f06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7cm" svg:y="0.316cm" chart:style-name="ch2">
          <text:p>Deadlocks per Queue Size</text:p>
        </chart:title>
        <chart:plot-area chart:style-name="ch3" table:cell-range-address="Sheet1.A8:Sheet1.B14" chart:data-source-has-labels="column" svg:x="1.358cm" svg:y="1.635cm" svg:width="14.002cm" svg:height="6.177cm">
          <chartooo:coordinate-region svg:x="1.794cm" svg:y="1.847cm" svg:width="13.566cm" svg:height="5.292cm"/>
          <chart:axis chart:dimension="x" chart:name="primary-x" chart:style-name="ch4" chartooo:axis-type="auto">
            <chartooo:date-scale/>
            <chart:title svg:x="7.468cm" svg:y="7.993cm" chart:style-name="ch5">
              <text:p>Queue Size</text:p>
            </chart:title>
            <chart:categories table:cell-range-address="Sheet1.A8:Sheet1.A14"/>
          </chart:axis>
          <chart:axis chart:dimension="y" chart:name="primary-y" chart:style-name="ch6">
            <chart:title svg:x="0.451cm" svg:y="5.561cm" chart:style-name="ch7">
              <text:p>Deadlocks</text:p>
            </chart:title>
            <chart:grid chart:style-name="ch8" chart:class="major"/>
          </chart:axis>
          <chart:series chart:style-name="ch9" chart:values-cell-range-address="Sheet1.B8:Sheet1.B1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8:Sheet1.A14</svg:desc>
                </draw:g>
              </table:table-cell>
              <table:table-cell office:value-type="float" office:value="5">
                <text:p>5</text:p>
                <draw:g>
                  <svg:desc>Sheet1.B8:Sheet1.B14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29a214-2bbed72-0621de6-a97528c-8f06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chart:axis-position="1"/>
      <style:graphic-properties svg:stroke-color="#cccccc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88cm" xlink:href=".." xlink:type="simple" chart:class="chart:bar" chart:style-name="ch1">
        <chart:title svg:x="4.18cm" svg:y="0.288cm" chart:style-name="ch2">
          <text:p>Deadlocks per Number of Consumers</text:p>
        </chart:title>
        <chart:plot-area chart:style-name="ch3" table:cell-range-address="Sheet1.E8:Sheet1.E12" svg:x="1.357cm" svg:y="1.631cm" svg:width="14.002cm" svg:height="6.17cm">
          <chartooo:coordinate-region svg:x="1.793cm" svg:y="1.843cm" svg:width="13.566cm" svg:height="5.285cm"/>
          <chart:axis chart:dimension="x" chart:name="primary-x" chart:style-name="ch4">
            <chart:title svg:x="7.428cm" svg:y="7.981cm" chart:style-name="ch5">
              <text:p>Consumers</text:p>
            </chart:title>
          </chart:axis>
          <chart:axis chart:dimension="y" chart:name="primary-y" chart:style-name="ch6">
            <chart:title svg:x="0.451cm" svg:y="5.554cm" chart:style-name="ch7">
              <text:p>Deadlocks</text:p>
            </chart:title>
            <chart:grid chart:style-name="ch8" chart:class="major"/>
          </chart:axis>
          <chart:series chart:style-name="ch9" chart:values-cell-range-address="Sheet1.E8:Sheet1.E1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8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29a214-2bbed72-0621de6-a97528c-8f06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